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5.61" calcext:value-type="float">
            <text:p>95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84" calcext:value-type="float">
            <text:p>95,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5.98" calcext:value-type="float">
            <text:p>95,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8" calcext:value-type="float">
            <text:p>95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7" calcext:value-type="float">
            <text:p>95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27" calcext:value-type="float">
            <text:p>95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48" calcext:value-type="float">
            <text:p>95,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69" calcext:value-type="float">
            <text:p>95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58" calcext:value-type="float">
            <text:p>95,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52.71" calcext:value-type="float">
            <text:p>52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1.366" calcext:value-type="float">
            <text:p>91,366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02:55.852158204</meta:creation-date>
    <dc:date>2018-01-17T02:09:41.497072296</dc:date>
    <meta:editing-duration>PT6M49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